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0ee30" officeooo:paragraph-rsid="0010ee3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2:38:56.558409994</meta:creation-date>
    <dc:date>2020-10-17T13:12:55.550212945</dc:date>
    <meta:editing-duration>PT1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